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 fo:border="3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3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3pt solid #000000" fo:background-color="#fffff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fo:border="2.01pt solid #2a6099" style:vertical-align="middle"/>
      <style:paragraph-properties fo:text-align="center" fo:margin-left="0cm"/>
    </style:style>
    <style:style style:name="T1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158466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mpieza&quot;;&quot;Termina&quot;)" table:allow-empty-cell="true" table:display-list="unsorted" table:base-cell-address="'Peor Ajuste'.D30">
          <table:error-message table:message-type="stop" table:display="true"/>
        </table:content-validation>
        <table:content-validation table:name="val2" table:condition="of:cell-content-is-in-list(&quot;Sí&quot;;&quot;No&quot;)" table:allow-empty-cell="true" table:display-list="unsorted" table:base-cell-address="'Siguiente Ajuste'.O8">
          <table:error-message table:message-type="stop" table:display="true"/>
        </table:content-validation>
      </table:content-validations>
      <table:table table:name="Situación Inicial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Sí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7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8" table:number-columns-repeated="3"/>
          <table:table-cell table:style-name="ce41" table:number-columns-repeated="4"/>
          <table:table-cell table:number-columns-repeated="8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rimer Ajuste 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Sí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7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8" table:number-columns-repeated="3"/>
          <table:table-cell table:style-name="ce41" table:number-columns-repeated="4"/>
          <table:table-cell table:number-columns-repeated="8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ej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Mejo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Sí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7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8" table:number-columns-repeated="3"/>
          <table:table-cell table:style-name="ce41" table:number-columns-repeated="4"/>
          <table:table-cell table:number-columns-repeated="8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e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eo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Sí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16369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16369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16369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16371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16371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number-columns-repeated="7" table:content-validation-name="val1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38" table:number-columns-repeated="3"/>
          <table:table-cell table:style-name="ce41" table:number-columns-repeated="4"/>
          <table:table-cell table:number-columns-repeated="16374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guiente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Siguiente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FIJO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in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Sí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Fijo:</text:span></text:p>
            <text:p>       - <text:span text:style-name="T3">No Existe Fragmentación Externa</text:span></text:p>
            <text:p>       -<text:span text:style-name="T4"> </text:span><text:span text:style-name="T5">Sí Existe Fragmentación In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7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8" table:number-columns-repeated="3"/>
          <table:table-cell table:style-name="ce41" table:number-columns-repeated="4"/>
          <table:table-cell table:number-columns-repeated="8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9:40:15.1208257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5:07:23.358044306</meta:creation-date>
    <dc:date>2025-09-30T09:43:37.753531175</dc:date>
    <meta:editing-duration>PT2H4M38S</meta:editing-duration>
    <meta:editing-cycles>30</meta:editing-cycles>
    <meta:generator>LibreOffice/24.2.7.2$Linux_X86_64 LibreOffice_project/420$Build-2</meta:generator>
    <meta:document-statistic meta:table-count="5" meta:cell-count="170" meta:object-count="0"/>
  </office:meta>
</office:document-meta>
</file>